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6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7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1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4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6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7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7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5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7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7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5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6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4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59" draw:master-page-name="Master1-Layout1-title-Slajd-tytułowy" presentation:presentation-page-layout-name="Master1-PPL1" draw:id="Slide-256">
        <draw:frame draw:id="id63" presentation:style-name="a362" draw:name="Tytuł 1" svg:x="1.66667in" svg:y="1.22743in" svg:width="10in" svg:height="2.61111in" presentation:class="title" presentation:placeholder="false">
          <draw:text-box>
            <text:p text:style-name="a361" text:class-names="" text:cond-style-name=""><text:span text:style-name="a360" text:class-names="">Funkcje</text:span></text:p>
          </draw:text-box>
          <svg:title/>
          <svg:desc/>
        </draw:frame>
        <draw:frame draw:id="id64" presentation:style-name="a365" draw:name="Podtytuł 2" svg:x="1.66667in" svg:y="3.93924in" svg:width="10in" svg:height="1.81076in" presentation:class="subtitle" presentation:placeholder="false">
          <draw:text-box>
            <text:p text:style-name="a364" text:class-names="" text:cond-style-name=""><text:span text:style-name="a363" text:class-names="">Zadania</text:span></text:p>
          </draw:text-box>
          <svg:title/>
          <svg:desc/>
        </draw:frame>
      </draw:page>
      <draw:page draw:name="Slide11" draw:style-name="a366" draw:master-page-name="Master1-Layout2-obj-Tytuł-i-zawartość" presentation:presentation-page-layout-name="Master1-PPL2" draw:id="Slide-266">
        <draw:frame draw:id="id65" presentation:style-name="a369" draw:name="Tytuł 1" svg:x="0.91667in" svg:y="0.39931in" svg:width="11.5in" svg:height="1.44965in" presentation:class="title" presentation:placeholder="false">
          <draw:text-box>
            <text:p text:style-name="a368" text:class-names="" text:cond-style-name=""><text:span text:style-name="a367" text:class-names="">Kwadrat liczby</text:span></text:p>
          </draw:text-box>
          <svg:title/>
          <svg:desc/>
        </draw:frame>
        <draw:frame draw:id="id66" presentation:style-name="a382" draw:name="Symbol zastępczy zawartości 2" svg:x="0.91667in" svg:y="1.99653in" svg:width="11.5in" svg:height="4.75868in" presentation:class="outline" presentation:placeholder="false">
          <draw:text-box>
            <text:list text:style-name="a372">
              <text:list-item>
                <text:p text:style-name="a371" text:class-names="" text:cond-style-name=""><text:span text:style-name="a370" text:class-names="">Dane:</text:span></text:p>
              </text:list-item>
            </text:list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Liczba naturalna</text:span></text:p>
                  </text:list-item>
                </text:list>
              </text:list-item>
            </text:list>
            <text:list text:style-name="a378">
              <text:list-item>
                <text:p text:style-name="a377" text:class-names="" text:cond-style-name=""><text:span text:style-name="a376" text:class-names="">Wynik:</text:span></text:p>
              </text:list-item>
            </text:list>
            <text:list text:style-name="a381">
              <text:list-item>
                <text:list text:style-name="a381">
                  <text:list-item>
                    <text:p text:style-name="a380" text:class-names="" text:cond-style-name=""><text:span text:style-name="a379" text:class-names="">Kwadrat podanej liczby naturalnej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383" draw:master-page-name="Master1-Layout2-obj-Tytuł-i-zawartość" presentation:presentation-page-layout-name="Master1-PPL2" draw:id="Slide-265">
        <draw:frame draw:id="id67" presentation:style-name="a386" draw:name="Tytuł 1" svg:x="0.91667in" svg:y="0.39931in" svg:width="11.5in" svg:height="1.44965in" presentation:class="title" presentation:placeholder="false">
          <draw:text-box>
            <text:p text:style-name="a385" text:class-names="" text:cond-style-name=""><text:span text:style-name="a384" text:class-names="">Kwadrat liczby</text:span></text:p>
          </draw:text-box>
          <svg:title/>
          <svg:desc/>
        </draw:frame>
        <draw:frame draw:id="id68" presentation:style-name="a399" draw:name="Symbol zastępczy zawartości 2" svg:x="0.91667in" svg:y="1.99653in" svg:width="11.5in" svg:height="4.75868in" presentation:class="outline" presentation:placeholder="false">
          <draw:text-box>
            <text:list text:style-name="a392">
              <text:list-item>
                <text:p text:style-name="a391" text:class-names="" text:cond-style-name=""><text:span text:style-name="a387" text:class-names="">Kwadrat liczby<text:s text:c="1"/></text:span><text:span text:style-name="a388" text:class-names="">(</text:span><text:span text:style-name="a389" text:class-names="">liczba</text:span><text:span text:style-name="a390" text:class-names="">):</text:span></text:p>
              </text:list-item>
            </text:list>
            <text:list text:style-name="a398">
              <text:list-item>
                <text:p text:style-name="a397" text:class-names="" text:cond-style-name=""><text:span text:style-name="a393" text:class-names=""><text:tab/></text:span><text:span text:style-name="a394" text:class-names="">Zwróć</text:span><text:span text:style-name="a395" text:class-names=""><text:s text:c="1"/></text:span><text:span text:style-name="a396" text:class-names="">liczba*liczba</text:span></text:p>
              </text:list-item>
            </text:list>
          </draw:text-box>
          <svg:title/>
          <svg:desc/>
        </draw:frame>
      </draw:page>
      <draw:page draw:name="Slide12" draw:style-name="a400" draw:master-page-name="Master1-Layout2-obj-Tytuł-i-zawartość" presentation:presentation-page-layout-name="Master1-PPL2" draw:id="Slide-267">
        <draw:frame draw:id="id69" presentation:style-name="a403" draw:name="Tytuł 1" svg:x="0.91667in" svg:y="0.39931in" svg:width="11.5in" svg:height="1.44965in" presentation:class="title" presentation:placeholder="false">
          <draw:text-box>
            <text:p text:style-name="a402" text:class-names="" text:cond-style-name=""><text:span text:style-name="a401" text:class-names="">Parzystość sumy</text:span></text:p>
          </draw:text-box>
          <svg:title/>
          <svg:desc/>
        </draw:frame>
        <draw:frame draw:id="id70" presentation:style-name="a419" draw:name="Symbol zastępczy zawartości 2" svg:x="0.91667in" svg:y="1.99653in" svg:width="11.5in" svg:height="4.75868in" presentation:class="outline" presentation:placeholder="false">
          <draw:text-box>
            <text:list text:style-name="a406">
              <text:list-item>
                <text:p text:style-name="a405" text:class-names="" text:cond-style-name=""><text:span text:style-name="a404" text:class-names="">Dane:</text:span></text:p>
              </text:list-item>
            </text:list>
            <text:list text:style-name="a409">
              <text:list-item>
                <text:list text:style-name="a409">
                  <text:list-item>
                    <text:p text:style-name="a408" text:class-names="" text:cond-style-name=""><text:span text:style-name="a407" text:class-names="">Dwie liczby naturalne</text:span></text:p>
                  </text:list-item>
                </text:list>
              </text:list-item>
            </text:list>
            <text:list text:style-name="a412">
              <text:list-item>
                <text:p text:style-name="a411" text:class-names="" text:cond-style-name=""><text:span text:style-name="a410" text:class-names="">Wynik:</text:span></text:p>
              </text:list-item>
            </text:list>
            <text:list text:style-name="a415">
              <text:list-item>
                <text:list text:style-name="a415">
                  <text:list-item>
                    <text:p text:style-name="a414" text:class-names="" text:cond-style-name=""><text:span text:style-name="a413" text:class-names="">1 jeżeli suma podanych liczb jest parzysta</text:span></text:p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p text:style-name="a417" text:class-names="" text:cond-style-name=""><text:span text:style-name="a416" text:class-names="">0 w przeciwnym wypadku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420" draw:master-page-name="Master1-Layout2-obj-Tytuł-i-zawartość" presentation:presentation-page-layout-name="Master1-PPL2" draw:id="Slide-268">
        <draw:frame draw:id="id71" presentation:style-name="a423" draw:name="Tytuł 1" svg:x="0.91667in" svg:y="0.39931in" svg:width="11.5in" svg:height="1.44965in" presentation:class="title" presentation:placeholder="false">
          <draw:text-box>
            <text:p text:style-name="a422" text:class-names="" text:cond-style-name=""><text:span text:style-name="a421" text:class-names="">Parzystość sumy</text:span></text:p>
          </draw:text-box>
          <svg:title/>
          <svg:desc/>
        </draw:frame>
        <draw:frame draw:id="id72" presentation:style-name="a461" draw:name="Symbol zastępczy zawartości 2" svg:x="0.91667in" svg:y="1.99653in" svg:width="11.5in" svg:height="4.75868in" presentation:class="outline" presentation:placeholder="false">
          <draw:text-box>
            <text:list text:style-name="a429">
              <text:list-item>
                <text:p text:style-name="a428" text:class-names="" text:cond-style-name=""><text:span text:style-name="a424" text:class-names="">Parzystość sumy<text:s text:c="1"/></text:span><text:span text:style-name="a425" text:class-names="">(</text:span><text:span text:style-name="a426" text:class-names="">liczba1, liczba2</text:span><text:span text:style-name="a427" text:class-names="">):</text:span></text:p>
              </text:list-item>
            </text:list>
            <text:list text:style-name="a437">
              <text:list-item>
                <text:p text:style-name="a436" text:class-names="" text:cond-style-name=""><text:span text:style-name="a430" text:class-names=""><text:tab/></text:span><text:span text:style-name="a431" text:class-names="">suma</text:span><text:span text:style-name="a432" text:class-names=""><text:s text:c="1"/>:=<text:s text:c="1"/></text:span><text:span text:style-name="a433" text:class-names="">liczba1</text:span><text:span text:style-name="a434" text:class-names=""><text:s text:c="1"/>+<text:s text:c="1"/></text:span><text:span text:style-name="a435" text:class-names="">liczba2</text:span></text:p>
              </text:list-item>
            </text:list>
            <text:list text:style-name="a444">
              <text:list-item>
                <text:p text:style-name="a443" text:class-names="" text:cond-style-name=""><text:span text:style-name="a438" text:class-names=""><text:tab/></text:span><text:span text:style-name="a439" text:class-names="">Jeżeli</text:span><text:span text:style-name="a440" text:class-names=""><text:s text:c="1"/></text:span><text:span text:style-name="a441" text:class-names="">suma</text:span><text:span text:style-name="a442" text:class-names=""><text:s text:c="1"/>jest parzysta</text:span></text:p>
              </text:list-item>
            </text:list>
            <text:list text:style-name="a450">
              <text:list-item>
                <text:p text:style-name="a449" text:class-names="" text:cond-style-name=""><text:span text:style-name="a445" text:class-names=""><text:tab/><text:tab/></text:span><text:span text:style-name="a446" text:class-names="">Zwróć</text:span><text:span text:style-name="a447" text:class-names=""><text:s text:c="1"/></text:span><text:span text:style-name="a448" text:class-names="">1</text:span></text:p>
              </text:list-item>
            </text:list>
            <text:list text:style-name="a454">
              <text:list-item>
                <text:p text:style-name="a453" text:class-names="" text:cond-style-name=""><text:span text:style-name="a451" text:class-names=""><text:tab/></text:span><text:span text:style-name="a452" text:class-names="">W przeciwnym wypadku</text:span></text:p>
              </text:list-item>
            </text:list>
            <text:list text:style-name="a460">
              <text:list-item>
                <text:p text:style-name="a459" text:class-names="" text:cond-style-name=""><text:span text:style-name="a455" text:class-names=""><text:tab/><text:tab/></text:span><text:span text:style-name="a456" text:class-names="">Zwróć</text:span><text:span text:style-name="a457" text:class-names=""><text:s text:c="1"/></text:span><text:span text:style-name="a458" text:class-names="">0</text:span></text:p>
              </text:list-item>
            </text:list>
          </draw:text-box>
          <svg:title/>
          <svg:desc/>
        </draw:frame>
      </draw:page>
      <draw:page draw:name="Slide14" draw:style-name="a462" draw:master-page-name="Master1-Layout2-obj-Tytuł-i-zawartość" presentation:presentation-page-layout-name="Master1-PPL2" draw:id="Slide-269">
        <draw:frame draw:id="id73" presentation:style-name="a465" draw:name="Tytuł 1" svg:x="0.91667in" svg:y="0.39931in" svg:width="11.5in" svg:height="1.44965in" presentation:class="title" presentation:placeholder="false">
          <draw:text-box>
            <text:p text:style-name="a464" text:class-names="" text:cond-style-name=""><text:span text:style-name="a463" text:class-names="">Odwracanie wyrazu</text:span></text:p>
          </draw:text-box>
          <svg:title/>
          <svg:desc/>
        </draw:frame>
        <draw:frame draw:id="id74" presentation:style-name="a478" draw:name="Symbol zastępczy zawartości 2" svg:x="0.91667in" svg:y="1.99653in" svg:width="11.5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Dane:</text:span></text:p>
              </text:list-item>
            </text:list>
            <text:list text:style-name="a471">
              <text:list-item>
                <text:list text:style-name="a471">
                  <text:list-item>
                    <text:p text:style-name="a470" text:class-names="" text:cond-style-name=""><text:span text:style-name="a469" text:class-names="">Wyraz</text:span></text:p>
                  </text:list-item>
                </text:list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Wynik:</text:span></text:p>
              </text:list-item>
            </text:list>
            <text:list text:style-name="a477">
              <text:list-item>
                <text:list text:style-name="a477">
                  <text:list-item>
                    <text:p text:style-name="a476" text:class-names="" text:cond-style-name=""><text:span text:style-name="a475" text:class-names="">Wyraz pisany od tyłu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5" draw:style-name="a479" draw:master-page-name="Master1-Layout2-obj-Tytuł-i-zawartość" presentation:presentation-page-layout-name="Master1-PPL2" draw:id="Slide-270">
        <draw:frame draw:id="id75" presentation:style-name="a482" draw:name="Tytuł 1" svg:x="0.91667in" svg:y="0.39931in" svg:width="11.5in" svg:height="1.44965in" presentation:class="title" presentation:placeholder="false">
          <draw:text-box>
            <text:p text:style-name="a481" text:class-names="" text:cond-style-name=""><text:span text:style-name="a480" text:class-names="">Odwracanie wyrazu</text:span></text:p>
          </draw:text-box>
          <svg:title/>
          <svg:desc/>
        </draw:frame>
        <draw:frame draw:id="id76" presentation:style-name="a522" draw:name="Symbol zastępczy zawartości 2" svg:x="0.91667in" svg:y="1.99653in" svg:width="11.5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3" text:class-names="">Odwróć wyraz<text:s text:c="1"/></text:span><text:span text:style-name="a484" text:class-names="">(</text:span><text:span text:style-name="a485" text:class-names="">wyraz</text:span><text:span text:style-name="a486" text:class-names="">):</text:span></text:p>
              </text:list-item>
            </text:list>
            <text:list text:style-name="a492">
              <text:list-item>
                <text:p text:style-name="a491" text:class-names="" text:cond-style-name=""><text:span text:style-name="a489" text:class-names=""><text:tab/>Utwórz pusty<text:s text:c="1"/></text:span><text:span text:style-name="a490" text:class-names="">odwrócony wyraz</text:span></text:p>
              </text:list-item>
            </text:list>
            <text:list text:style-name="a503">
              <text:list-item>
                <text:p text:style-name="a502" text:class-names="" text:cond-style-name=""><text:span text:style-name="a493" text:class-names=""><text:tab/></text:span><text:span text:style-name="a494" text:class-names="">Od</text:span><text:span text:style-name="a495" text:class-names=""><text:s text:c="1"/></text:span><text:span text:style-name="a496" text:class-names="">i</text:span><text:span text:style-name="a497" text:class-names=""><text:s text:c="1"/>:= 1<text:s text:c="1"/></text:span><text:span text:style-name="a498" text:class-names="">do</text:span><text:span text:style-name="a499" text:class-names=""><text:s text:c="1"/></text:span><text:span text:style-name="a500" text:class-names="">długości<text:s text:c="1"/></text:span><text:span text:style-name="a501" text:class-names="">wyrazu</text:span></text:p>
              </text:list-item>
            </text:list>
            <text:list text:style-name="a511">
              <text:list-item>
                <text:p text:style-name="a510" text:class-names="" text:cond-style-name=""><text:span text:style-name="a504" text:class-names=""><text:tab/><text:tab/></text:span><text:span text:style-name="a505" text:class-names="">Pobierz<text:s text:c="1"/></text:span><text:span text:style-name="a506" text:class-names="">i</text:span><text:span text:style-name="a507" text:class-names="">-tą od końca literę<text:s text:c="1"/></text:span><text:span text:style-name="a508" text:class-names="">wyrazu</text:span><text:span text:style-name="a509" text:class-names=""><text:s text:c="1"/>i</text:span></text:p>
              </text:list-item>
            </text:list>
            <text:list text:style-name="a515">
              <text:list-item>
                <text:p text:style-name="a514" text:class-names="" text:cond-style-name=""><text:span text:style-name="a512" text:class-names=""><text:tab/><text:tab/>dopisz ją do<text:s text:c="1"/></text:span><text:span text:style-name="a513" text:class-names="">odwróconego wyrazu</text:span></text:p>
              </text:list-item>
            </text:list>
            <text:list text:style-name="a521">
              <text:list-item>
                <text:p text:style-name="a520" text:class-names="" text:cond-style-name=""><text:span text:style-name="a516" text:class-names=""><text:tab/></text:span><text:span text:style-name="a517" text:class-names="">Zwróć</text:span><text:span text:style-name="a518" text:class-names=""><text:s text:c="1"/></text:span><text:span text:style-name="a519" text:class-names="">odwrócony wyraz</text:span></text:p>
              </text:list-item>
            </text:list>
          </draw:text-box>
          <svg:title/>
          <svg:desc/>
        </draw:frame>
      </draw:page>
      <draw:page draw:name="Slide18" draw:style-name="a523" draw:master-page-name="Master1-Layout2-obj-Tytuł-i-zawartość" presentation:presentation-page-layout-name="Master1-PPL2" draw:id="Slide-273">
        <draw:frame draw:id="id77" presentation:style-name="a526" draw:name="Tytuł 1" svg:x="0.91667in" svg:y="0.39931in" svg:width="11.5in" svg:height="1.44965in" presentation:class="title" presentation:placeholder="false">
          <draw:text-box>
            <text:p text:style-name="a525" text:class-names="" text:cond-style-name=""><text:span text:style-name="a524" text:class-names="">Przykład</text:span></text:p>
          </draw:text-box>
          <svg:title/>
          <svg:desc/>
        </draw:frame>
        <draw:frame draw:id="id78" presentation:style-name="a577" draw:name="Symbol zastępczy zawartości 2" svg:x="0.91667in" svg:y="1.99653in" svg:width="11.5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27" text:class-names="">Dane</text:span><text:span text:style-name="a528" text:class-names="">:<text:s text:c="1"/></text:span><text:span text:style-name="a529" text:class-names="">abcde</text:span><text:span text:style-name="a530" text:class-names=""/></text:p>
              </text:list-item>
            </text:list>
            <text:list text:style-name="a536">
              <text:list-item>
                <text:p text:style-name="a535" text:class-names="" text:cond-style-name=""><text:span text:style-name="a533" text:class-names="">i = 1, odwrócony wyraz =<text:s text:c="1"/></text:span><text:span text:style-name="a534" text:class-names="">e</text:span></text:p>
              </text:list-item>
            </text:list>
            <text:list text:style-name="a542">
              <text:list-item>
                <text:p text:style-name="a541" text:class-names="" text:cond-style-name=""><text:span text:style-name="a537" text:class-names="">i = 2, odwrócony wyraz =<text:s text:c="1"/></text:span><text:span text:style-name="a538" text:class-names="">e</text:span><text:span text:style-name="a539" text:class-names="">d</text:span><text:span text:style-name="a540" text:class-names=""/></text:p>
              </text:list-item>
            </text:list>
            <text:list text:style-name="a548">
              <text:list-item>
                <text:p text:style-name="a547" text:class-names="" text:cond-style-name=""><text:span text:style-name="a543" text:class-names="">i = 3, odwrócony wyraz =<text:s text:c="1"/></text:span><text:span text:style-name="a544" text:class-names="">ed</text:span><text:span text:style-name="a545" text:class-names="">c</text:span><text:span text:style-name="a546" text:class-names=""/></text:p>
              </text:list-item>
            </text:list>
            <text:list text:style-name="a554">
              <text:list-item>
                <text:p text:style-name="a553" text:class-names="" text:cond-style-name=""><text:span text:style-name="a549" text:class-names="">i = 4, odwrócony wyraz =<text:s text:c="1"/></text:span><text:span text:style-name="a550" text:class-names="">edc</text:span><text:span text:style-name="a551" text:class-names="">b</text:span><text:span text:style-name="a552" text:class-names=""/></text:p>
              </text:list-item>
            </text:list>
            <text:list text:style-name="a560">
              <text:list-item>
                <text:p text:style-name="a559" text:class-names="" text:cond-style-name=""><text:span text:style-name="a555" text:class-names="">i = 5, odwrócony wyraz =<text:s text:c="1"/></text:span><text:span text:style-name="a556" text:class-names="">edcb</text:span><text:span text:style-name="a557" text:class-names="">a</text:span><text:span text:style-name="a558" text:class-names=""/></text:p>
              </text:list-item>
            </text:list>
            <text:list text:style-name="a567">
              <text:list-item>
                <text:p text:style-name="a566" text:class-names="" text:cond-style-name=""><text:span text:style-name="a561" text:class-names="">Wynik</text:span><text:span text:style-name="a562" text:class-names="">:</text:span><text:span text:style-name="a563" text:class-names=""><text:s text:c="1"/></text:span><text:span text:style-name="a564" text:class-names="">edcba</text:span><text:span text:style-name="a565" text:class-names=""/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6" draw:style-name="a578" draw:master-page-name="Master1-Layout2-obj-Tytuł-i-zawartość" presentation:presentation-page-layout-name="Master1-PPL2" draw:id="Slide-271">
        <draw:frame draw:id="id79" presentation:style-name="a581" draw:name="Tytuł 1" svg:x="0.91667in" svg:y="0.39931in" svg:width="11.5in" svg:height="1.44965in" presentation:class="title" presentation:placeholder="false">
          <draw:text-box>
            <text:p text:style-name="a580" text:class-names="" text:cond-style-name=""><text:span text:style-name="a579" text:class-names="">Odwracanie wyrazu</text:span></text:p>
          </draw:text-box>
          <svg:title/>
          <svg:desc/>
        </draw:frame>
        <draw:frame draw:id="id80" presentation:style-name="a620" draw:name="Symbol zastępczy zawartości 2" svg:x="0.91667in" svg:y="1.99653in" svg:width="11.5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2" text:class-names="">Odwróć wyraz<text:s text:c="1"/></text:span><text:span text:style-name="a583" text:class-names="">(</text:span><text:span text:style-name="a584" text:class-names="">wyraz</text:span><text:span text:style-name="a585" text:class-names="">):</text:span></text:p>
              </text:list-item>
            </text:list>
            <text:list text:style-name="a591">
              <text:list-item>
                <text:p text:style-name="a590" text:class-names="" text:cond-style-name=""><text:span text:style-name="a588" text:class-names=""><text:tab/>Utwórz pusty<text:s text:c="1"/></text:span><text:span text:style-name="a589" text:class-names="">odwrócony wyraz</text:span></text:p>
              </text:list-item>
            </text:list>
            <text:list text:style-name="a604">
              <text:list-item>
                <text:p text:style-name="a603" text:class-names="" text:cond-style-name=""><text:span text:style-name="a592" text:class-names=""><text:tab/></text:span><text:span text:style-name="a593" text:class-names="">Od</text:span><text:span text:style-name="a594" text:class-names=""><text:s text:c="1"/></text:span><text:span text:style-name="a595" text:class-names="">i</text:span><text:span text:style-name="a596" text:class-names=""><text:s text:c="1"/>:=<text:s text:c="1"/></text:span><text:span text:style-name="a597" text:class-names="">długość wyrazu</text:span><text:span text:style-name="a598" text:class-names=""><text:s text:c="1"/></text:span><text:span text:style-name="a599" text:class-names="">do</text:span><text:span text:style-name="a600" text:class-names=""><text:s text:c="1"/></text:span><text:span text:style-name="a601" text:class-names="">1</text:span><text:span text:style-name="a602" text:class-names=""/></text:p>
              </text:list-item>
            </text:list>
            <text:list text:style-name="a613">
              <text:list-item>
                <text:p text:style-name="a612" text:class-names="" text:cond-style-name=""><text:span text:style-name="a605" text:class-names=""><text:tab/><text:tab/></text:span><text:span text:style-name="a606" text:class-names="">Pobierz<text:s text:c="1"/></text:span><text:span text:style-name="a607" text:class-names="">i</text:span><text:span text:style-name="a608" text:class-names="">-tą literę<text:s text:c="1"/></text:span><text:span text:style-name="a609" text:class-names="">wyrazu</text:span><text:span text:style-name="a610" text:class-names=""><text:s text:c="1"/>i dopisz ją do <text:tab/><text:tab/><text:tab/></text:span><text:span text:style-name="a611" text:class-names="">odwróconego wyrazu</text:span></text:p>
              </text:list-item>
            </text:list>
            <text:list text:style-name="a619">
              <text:list-item>
                <text:p text:style-name="a618" text:class-names="" text:cond-style-name=""><text:span text:style-name="a614" text:class-names=""><text:tab/></text:span><text:span text:style-name="a615" text:class-names="">Zwróć</text:span><text:span text:style-name="a616" text:class-names=""><text:s text:c="1"/></text:span><text:span text:style-name="a617" text:class-names="">odwrócony wyraz</text:span></text:p>
              </text:list-item>
            </text:list>
          </draw:text-box>
          <svg:title/>
          <svg:desc/>
        </draw:frame>
      </draw:page>
      <draw:page draw:name="Slide19" draw:style-name="a621" draw:master-page-name="Master1-Layout2-obj-Tytuł-i-zawartość" presentation:presentation-page-layout-name="Master1-PPL2" draw:id="Slide-274">
        <draw:frame draw:id="id81" presentation:style-name="a624" draw:name="Tytuł 1" svg:x="0.91667in" svg:y="0.39931in" svg:width="11.5in" svg:height="1.44965in" presentation:class="title" presentation:placeholder="false">
          <draw:text-box>
            <text:p text:style-name="a623" text:class-names="" text:cond-style-name=""><text:span text:style-name="a622" text:class-names="">Przykład</text:span></text:p>
          </draw:text-box>
          <svg:title/>
          <svg:desc/>
        </draw:frame>
        <draw:frame draw:id="id82" presentation:style-name="a675" draw:name="Symbol zastępczy zawartości 2" svg:x="0.91667in" svg:y="1.99653in" svg:width="11.5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5" text:class-names="">Dane</text:span><text:span text:style-name="a626" text:class-names="">:<text:s text:c="1"/></text:span><text:span text:style-name="a627" text:class-names="">abcde</text:span><text:span text:style-name="a628" text:class-names=""/></text:p>
              </text:list-item>
            </text:list>
            <text:list text:style-name="a634">
              <text:list-item>
                <text:p text:style-name="a633" text:class-names="" text:cond-style-name=""><text:span text:style-name="a631" text:class-names="">i = 5, odwrócony wyraz =<text:s text:c="1"/></text:span><text:span text:style-name="a632" text:class-names="">e</text:span></text:p>
              </text:list-item>
            </text:list>
            <text:list text:style-name="a640">
              <text:list-item>
                <text:p text:style-name="a639" text:class-names="" text:cond-style-name=""><text:span text:style-name="a635" text:class-names="">i = 4, odwrócony wyraz =<text:s text:c="1"/></text:span><text:span text:style-name="a636" text:class-names="">e</text:span><text:span text:style-name="a637" text:class-names="">d</text:span><text:span text:style-name="a638" text:class-names=""/></text:p>
              </text:list-item>
            </text:list>
            <text:list text:style-name="a646">
              <text:list-item>
                <text:p text:style-name="a645" text:class-names="" text:cond-style-name=""><text:span text:style-name="a641" text:class-names="">i = 3, odwrócony wyraz =<text:s text:c="1"/></text:span><text:span text:style-name="a642" text:class-names="">ed</text:span><text:span text:style-name="a643" text:class-names="">c</text:span><text:span text:style-name="a644" text:class-names=""/></text:p>
              </text:list-item>
            </text:list>
            <text:list text:style-name="a652">
              <text:list-item>
                <text:p text:style-name="a651" text:class-names="" text:cond-style-name=""><text:span text:style-name="a647" text:class-names="">i = 2, odwrócony wyraz =<text:s text:c="1"/></text:span><text:span text:style-name="a648" text:class-names="">edc</text:span><text:span text:style-name="a649" text:class-names="">b</text:span><text:span text:style-name="a650" text:class-names=""/></text:p>
              </text:list-item>
            </text:list>
            <text:list text:style-name="a658">
              <text:list-item>
                <text:p text:style-name="a657" text:class-names="" text:cond-style-name=""><text:span text:style-name="a653" text:class-names="">i = 1, odwrócony wyraz =<text:s text:c="1"/></text:span><text:span text:style-name="a654" text:class-names="">edcb</text:span><text:span text:style-name="a655" text:class-names="">a</text:span><text:span text:style-name="a656" text:class-names=""/></text:p>
              </text:list-item>
            </text:list>
            <text:list text:style-name="a665">
              <text:list-item>
                <text:p text:style-name="a664" text:class-names="" text:cond-style-name=""><text:span text:style-name="a659" text:class-names="">Wynik</text:span><text:span text:style-name="a660" text:class-names="">:</text:span><text:span text:style-name="a661" text:class-names=""><text:s text:c="1"/></text:span><text:span text:style-name="a662" text:class-names="">edcba</text:span><text:span text:style-name="a663" text:class-names=""/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7" draw:style-name="a676" draw:master-page-name="Master1-Layout2-obj-Tytuł-i-zawartość" presentation:presentation-page-layout-name="Master1-PPL2" draw:id="Slide-272">
        <draw:frame draw:id="id83" presentation:style-name="a679" draw:name="Tytuł 1" svg:x="0.91667in" svg:y="0.39931in" svg:width="11.5in" svg:height="1.44965in" presentation:class="title" presentation:placeholder="false">
          <draw:text-box>
            <text:p text:style-name="a678" text:class-names="" text:cond-style-name=""><text:span text:style-name="a677" text:class-names="">Odwracanie wyrazu</text:span></text:p>
          </draw:text-box>
          <svg:title/>
          <svg:desc/>
        </draw:frame>
        <draw:frame draw:id="id84" presentation:style-name="a720" draw:name="Symbol zastępczy zawartości 2" svg:x="0.91667in" svg:y="1.99653in" svg:width="11.5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0" text:class-names="">Odwróć wyraz<text:s text:c="1"/></text:span><text:span text:style-name="a681" text:class-names="">(</text:span><text:span text:style-name="a682" text:class-names="">wyraz</text:span><text:span text:style-name="a683" text:class-names="">):</text:span></text:p>
              </text:list-item>
            </text:list>
            <text:list text:style-name="a689">
              <text:list-item>
                <text:p text:style-name="a688" text:class-names="" text:cond-style-name=""><text:span text:style-name="a686" text:class-names=""><text:tab/>Utwórz pusty<text:s text:c="1"/></text:span><text:span text:style-name="a687" text:class-names="">odwrócony wyraz</text:span></text:p>
              </text:list-item>
            </text:list>
            <text:list text:style-name="a700">
              <text:list-item>
                <text:p text:style-name="a699" text:class-names="" text:cond-style-name=""><text:span text:style-name="a690" text:class-names=""><text:tab/></text:span><text:span text:style-name="a691" text:class-names="">Od</text:span><text:span text:style-name="a692" text:class-names=""><text:s text:c="1"/></text:span><text:span text:style-name="a693" text:class-names="">i</text:span><text:span text:style-name="a694" text:class-names=""><text:s text:c="1"/>:= 1<text:s text:c="1"/></text:span><text:span text:style-name="a695" text:class-names="">do</text:span><text:span text:style-name="a696" text:class-names=""><text:s text:c="1"/></text:span><text:span text:style-name="a697" text:class-names="">długości<text:s text:c="1"/></text:span><text:span text:style-name="a698" text:class-names="">wyrazu</text:span></text:p>
              </text:list-item>
            </text:list>
            <text:list text:style-name="a708">
              <text:list-item>
                <text:p text:style-name="a707" text:class-names="" text:cond-style-name=""><text:span text:style-name="a701" text:class-names=""><text:tab/><text:tab/></text:span><text:span text:style-name="a702" text:class-names="">Pobierz<text:s text:c="1"/></text:span><text:span text:style-name="a703" text:class-names="">i</text:span><text:span text:style-name="a704" text:class-names="">-tą literę<text:s text:c="1"/></text:span><text:span text:style-name="a705" text:class-names="">wyrazu</text:span><text:span text:style-name="a706" text:class-names=""><text:s text:c="1"/>i dopisz ją na</text:span></text:p>
              </text:list-item>
            </text:list>
            <text:list text:style-name="a713">
              <text:list-item>
                <text:p text:style-name="a712" text:class-names="" text:cond-style-name=""><text:span text:style-name="a709" text:class-names=""><text:tab/><text:tab/>początek</text:span><text:span text:style-name="a710" text:class-names=""><text:s text:c="1"/></text:span><text:span text:style-name="a711" text:class-names="">odwróconego wyrazu</text:span></text:p>
              </text:list-item>
            </text:list>
            <text:list text:style-name="a719">
              <text:list-item>
                <text:p text:style-name="a718" text:class-names="" text:cond-style-name=""><text:span text:style-name="a714" text:class-names=""><text:tab/></text:span><text:span text:style-name="a715" text:class-names="">Zwróć</text:span><text:span text:style-name="a716" text:class-names=""><text:s text:c="1"/></text:span><text:span text:style-name="a717" text:class-names="">odwrócony wyraz</text:span></text:p>
              </text:list-item>
            </text:list>
          </draw:text-box>
          <svg:title/>
          <svg:desc/>
        </draw:frame>
      </draw:page>
      <draw:page draw:name="Slide20" draw:style-name="a721" draw:master-page-name="Master1-Layout2-obj-Tytuł-i-zawartość" presentation:presentation-page-layout-name="Master1-PPL2" draw:id="Slide-275">
        <draw:frame draw:id="id85" presentation:style-name="a724" draw:name="Tytuł 1" svg:x="0.91667in" svg:y="0.39931in" svg:width="11.5in" svg:height="1.44965in" presentation:class="title" presentation:placeholder="false">
          <draw:text-box>
            <text:p text:style-name="a723" text:class-names="" text:cond-style-name=""><text:span text:style-name="a722" text:class-names="">Przykład</text:span></text:p>
          </draw:text-box>
          <svg:title/>
          <svg:desc/>
        </draw:frame>
        <draw:frame draw:id="id86" presentation:style-name="a771" draw:name="Symbol zastępczy zawartości 2" svg:x="0.91667in" svg:y="1.99653in" svg:width="11.5in" svg:height="4.75868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5" text:class-names="">Dane</text:span><text:span text:style-name="a726" text:class-names="">:<text:s text:c="1"/></text:span><text:span text:style-name="a727" text:class-names="">abcde</text:span><text:span text:style-name="a728" text:class-names=""/></text:p>
              </text:list-item>
            </text:list>
            <text:list text:style-name="a734">
              <text:list-item>
                <text:p text:style-name="a733" text:class-names="" text:cond-style-name=""><text:span text:style-name="a731" text:class-names="">i = 1, odwrócony wyraz =<text:s text:c="1"/></text:span><text:span text:style-name="a732" text:class-names="">a</text:span></text:p>
              </text:list-item>
            </text:list>
            <text:list text:style-name="a739">
              <text:list-item>
                <text:p text:style-name="a738" text:class-names="" text:cond-style-name=""><text:span text:style-name="a735" text:class-names="">i = 2, odwrócony wyraz =<text:s text:c="1"/></text:span><text:span text:style-name="a736" text:class-names="">b</text:span><text:span text:style-name="a737" text:class-names="">a</text:span></text:p>
              </text:list-item>
            </text:list>
            <text:list text:style-name="a745">
              <text:list-item>
                <text:p text:style-name="a744" text:class-names="" text:cond-style-name=""><text:span text:style-name="a740" text:class-names="">i = 3, odwrócony wyraz =<text:s text:c="1"/></text:span><text:span text:style-name="a741" text:class-names="">c</text:span><text:span text:style-name="a742" text:class-names="">ba</text:span><text:span text:style-name="a743" text:class-names=""/></text:p>
              </text:list-item>
            </text:list>
            <text:list text:style-name="a751">
              <text:list-item>
                <text:p text:style-name="a750" text:class-names="" text:cond-style-name=""><text:span text:style-name="a746" text:class-names="">i = 4, odwrócony wyraz =<text:s text:c="1"/></text:span><text:span text:style-name="a747" text:class-names="">d</text:span><text:span text:style-name="a748" text:class-names="">cba</text:span><text:span text:style-name="a749" text:class-names=""/></text:p>
              </text:list-item>
            </text:list>
            <text:list text:style-name="a757">
              <text:list-item>
                <text:p text:style-name="a756" text:class-names="" text:cond-style-name=""><text:span text:style-name="a752" text:class-names="">i = 5, odwrócony wyraz =<text:s text:c="1"/></text:span><text:span text:style-name="a753" text:class-names="">e</text:span><text:span text:style-name="a754" text:class-names="">dcba</text:span><text:span text:style-name="a755" text:class-names=""/></text:p>
              </text:list-item>
            </text:list>
            <text:list text:style-name="a764">
              <text:list-item>
                <text:p text:style-name="a763" text:class-names="" text:cond-style-name=""><text:span text:style-name="a758" text:class-names="">Wynik</text:span><text:span text:style-name="a759" text:class-names="">:</text:span><text:span text:style-name="a760" text:class-names=""><text:s text:c="1"/></text:span><text:span text:style-name="a761" text:class-names="">edcba</text:span><text:span text:style-name="a762" text:class-names=""/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/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ytuł i zawartość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Nagłówek sekcji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wa elementy zawartośc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ównani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ylko tytuł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usty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Zawartość z podpise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az z podpise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ytuł i tekst pionowy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ytuł pionowy i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nij, aby edytować styl</text:span></text:p>
        </draw:text-box>
        <svg:title/>
        <svg:desc/>
      </draw:frame>
      <draw:frame draw:id="id1" presentation:style-name="a19" draw:name="Symbol zastępczy tekstu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ytuj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Symbol zastępczy daty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9.03.2018</text:date></text:span><text:span text:style-name="a22" text:class-names=""/></text:p>
        </draw:text-box>
        <svg:title/>
        <svg:desc/>
      </draw:frame>
      <draw:frame draw:id="id3" presentation:style-name="a27" draw:name="Symbol zastępczy stopki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ymbol zastępczy numeru slajdu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Slajd-tytułowy" style:page-layout-name="pageLayout1" draw:style-name="a32">
      <draw:frame draw:id="id5" presentation:style-name="a35" draw:name="Tytuł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Kliknij, aby edytować styl</text:span></text:p>
        </draw:text-box>
        <svg:title/>
        <svg:desc/>
      </draw:frame>
      <draw:frame draw:id="id6" presentation:style-name="a38" draw:name="Podtytuł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Kliknij, aby edytować styl wzorca podtytułu</text:span></text:p>
        </draw:text-box>
        <svg:title/>
        <svg:desc/>
      </draw:frame>
      <draw:frame draw:id="id7" presentation:style-name="a43" draw:name="Symbol zastępczy daty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19.03.2018</text:date></text:span><text:span text:style-name="a41" text:class-names=""/></text:p>
        </draw:text-box>
        <svg:title/>
        <svg:desc/>
      </draw:frame>
      <draw:frame draw:id="id8" presentation:style-name="a46" draw:name="Symbol zastępczy stopki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ymbol zastępczy numeru slajdu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ytuł-i-zawartość" style:page-layout-name="pageLayout1" draw:style-name="a51">
      <draw:frame draw:id="id10" presentation:style-name="a54" draw:name="Tytuł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Kliknij, aby edytować styl</text:span></text:p>
        </draw:text-box>
        <svg:title/>
        <svg:desc/>
      </draw:frame>
      <draw:frame draw:id="id11" presentation:style-name="a70" draw:name="Symbol zastępczy zawartości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Edytuj style wzorca tekstu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Drugi poziom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Symbol zastępczy daty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9.03.2018</text:date></text:span><text:span text:style-name="a73" text:class-names=""/></text:p>
        </draw:text-box>
        <svg:title/>
        <svg:desc/>
      </draw:frame>
      <draw:frame draw:id="id13" presentation:style-name="a78" draw:name="Symbol zastępczy stopki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ymbol zastępczy numeru slajdu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Nagłówek-sekcji" style:page-layout-name="pageLayout1" draw:style-name="a83">
      <draw:frame draw:id="id15" presentation:style-name="a86" draw:name="Tytuł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Kliknij, aby edytować styl</text:span></text:p>
        </draw:text-box>
        <svg:title/>
        <svg:desc/>
      </draw:frame>
      <draw:frame draw:id="id16" presentation:style-name="a90" draw:name="Symbol zastępczy tekstu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Edytuj style wzorca tekstu</text:span></text:p>
            </text:list-item>
          </text:list>
        </draw:text-box>
        <svg:title/>
        <svg:desc/>
      </draw:frame>
      <draw:frame draw:id="id17" presentation:style-name="a95" draw:name="Symbol zastępczy daty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19.03.2018</text:date></text:span><text:span text:style-name="a93" text:class-names=""/></text:p>
        </draw:text-box>
        <svg:title/>
        <svg:desc/>
      </draw:frame>
      <draw:frame draw:id="id18" presentation:style-name="a98" draw:name="Symbol zastępczy stopki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ymbol zastępczy numeru slajdu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Dwa-elementy-zawartości" style:page-layout-name="pageLayout1" draw:style-name="a103">
      <draw:frame draw:id="id20" presentation:style-name="a106" draw:name="Tytuł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Kliknij, aby edytować styl</text:span></text:p>
        </draw:text-box>
        <svg:title/>
        <svg:desc/>
      </draw:frame>
      <draw:frame draw:id="id21" presentation:style-name="a122" draw:name="Symbol zastępczy zawartości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ytuj style wzorca tekstu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Drugi poziom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Symbol zastępczy zawartości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ytuj style wzorca tekstu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Drugi poziom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Symbol zastępczy daty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19.03.2018</text:date></text:span><text:span text:style-name="a141" text:class-names=""/></text:p>
        </draw:text-box>
        <svg:title/>
        <svg:desc/>
      </draw:frame>
      <draw:frame draw:id="id24" presentation:style-name="a146" draw:name="Symbol zastępczy stopki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ymbol zastępczy numeru slajdu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Porównanie" style:page-layout-name="pageLayout1" draw:style-name="a151">
      <draw:frame draw:id="id26" presentation:style-name="a154" draw:name="Tytuł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Kliknij, aby edytować styl</text:span></text:p>
        </draw:text-box>
        <svg:title/>
        <svg:desc/>
      </draw:frame>
      <draw:frame draw:id="id27" presentation:style-name="a158" draw:name="Symbol zastępczy tekstu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Edytuj style wzorca tekstu</text:span></text:p>
            </text:list-item>
          </text:list>
        </draw:text-box>
        <svg:title/>
        <svg:desc/>
      </draw:frame>
      <draw:frame draw:id="id28" presentation:style-name="a174" draw:name="Symbol zastępczy zawartości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Edytuj style wzorca tekstu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Drugi poziom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Symbol zastępczy tekstu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Edytuj style wzorca tekstu</text:span></text:p>
            </text:list-item>
          </text:list>
        </draw:text-box>
        <svg:title/>
        <svg:desc/>
      </draw:frame>
      <draw:frame draw:id="id30" presentation:style-name="a194" draw:name="Symbol zastępczy zawartości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Edytuj style wzorca tekstu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Drugi poziom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Symbol zastępczy daty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19.03.2018</text:date></text:span><text:span text:style-name="a197" text:class-names=""/></text:p>
        </draw:text-box>
        <svg:title/>
        <svg:desc/>
      </draw:frame>
      <draw:frame draw:id="id32" presentation:style-name="a202" draw:name="Symbol zastępczy stopki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ymbol zastępczy numeru slajdu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ylko-tytuł" style:page-layout-name="pageLayout1" draw:style-name="a207">
      <draw:frame draw:id="id34" presentation:style-name="a210" draw:name="Tytuł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Kliknij, aby edytować styl</text:span></text:p>
        </draw:text-box>
        <svg:title/>
        <svg:desc/>
      </draw:frame>
      <draw:frame draw:id="id35" presentation:style-name="a215" draw:name="Symbol zastępczy daty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19.03.2018</text:date></text:span><text:span text:style-name="a213" text:class-names=""/></text:p>
        </draw:text-box>
        <svg:title/>
        <svg:desc/>
      </draw:frame>
      <draw:frame draw:id="id36" presentation:style-name="a218" draw:name="Symbol zastępczy stopki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ymbol zastępczy numeru slajdu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Pusty" style:page-layout-name="pageLayout1" draw:style-name="a223">
      <draw:frame draw:id="id38" presentation:style-name="a228" draw:name="Symbol zastępczy daty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19.03.2018</text:date></text:span><text:span text:style-name="a226" text:class-names=""/></text:p>
        </draw:text-box>
        <svg:title/>
        <svg:desc/>
      </draw:frame>
      <draw:frame draw:id="id39" presentation:style-name="a231" draw:name="Symbol zastępczy stopki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ymbol zastępczy numeru slajdu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Zawartość-z-podpisem" style:page-layout-name="pageLayout1" draw:style-name="a236">
      <draw:frame draw:id="id41" presentation:style-name="a239" draw:name="Tytuł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Kliknij, aby edytować styl</text:span></text:p>
        </draw:text-box>
        <svg:title/>
        <svg:desc/>
      </draw:frame>
      <draw:frame draw:id="id42" presentation:style-name="a255" draw:name="Symbol zastępczy zawartości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Edytuj style wzorca tekstu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Drugi poziom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Symbol zastępczy tekstu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ytuj style wzorca tekstu</text:span></text:p>
            </text:list-item>
          </text:list>
        </draw:text-box>
        <svg:title/>
        <svg:desc/>
      </draw:frame>
      <draw:frame draw:id="id44" presentation:style-name="a264" draw:name="Symbol zastępczy daty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19.03.2018</text:date></text:span><text:span text:style-name="a262" text:class-names=""/></text:p>
        </draw:text-box>
        <svg:title/>
        <svg:desc/>
      </draw:frame>
      <draw:frame draw:id="id45" presentation:style-name="a267" draw:name="Symbol zastępczy stopki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ymbol zastępczy numeru slajdu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Obraz-z-podpisem" style:page-layout-name="pageLayout1" draw:style-name="a272">
      <draw:frame draw:id="id47" presentation:style-name="a275" draw:name="Tytuł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Kliknij, aby edytować styl</text:span></text:p>
        </draw:text-box>
        <svg:title/>
        <svg:desc/>
      </draw:frame>
      <draw:frame draw:id="id48" presentation:style-name="a278" draw:name="Symbol zastępczy obrazu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Symbol zastępczy tekstu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ytuj style wzorca tekstu</text:span></text:p>
            </text:list-item>
          </text:list>
        </draw:text-box>
        <svg:title/>
        <svg:desc/>
      </draw:frame>
      <draw:frame draw:id="id50" presentation:style-name="a287" draw:name="Symbol zastępczy daty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19.03.2018</text:date></text:span><text:span text:style-name="a285" text:class-names=""/></text:p>
        </draw:text-box>
        <svg:title/>
        <svg:desc/>
      </draw:frame>
      <draw:frame draw:id="id51" presentation:style-name="a290" draw:name="Symbol zastępczy stopki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ymbol zastępczy numeru slajdu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ytuł-i-tekst-pionowy" style:page-layout-name="pageLayout1" draw:style-name="a295">
      <draw:frame draw:id="id53" presentation:style-name="a298" draw:name="Tytuł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Kliknij, aby edytować styl</text:span></text:p>
        </draw:text-box>
        <svg:title/>
        <svg:desc/>
      </draw:frame>
      <draw:frame draw:id="id54" presentation:style-name="a314" draw:name="Symbol zastępczy tytułu pionowego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Edytuj style wzorca tekstu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rugi poziom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Symbol zastępczy daty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19.03.2018</text:date></text:span><text:span text:style-name="a317" text:class-names=""/></text:p>
        </draw:text-box>
        <svg:title/>
        <svg:desc/>
      </draw:frame>
      <draw:frame draw:id="id56" presentation:style-name="a322" draw:name="Symbol zastępczy stopki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ymbol zastępczy numeru slajdu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Tytuł-pionowy-i-tekst" style:page-layout-name="pageLayout1" draw:style-name="a327">
      <draw:frame draw:id="id58" presentation:style-name="a330" draw:name="Tytuł pionowy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Kliknij, aby edytować styl</text:span></text:p>
        </draw:text-box>
        <svg:title/>
        <svg:desc/>
      </draw:frame>
      <draw:frame draw:id="id59" presentation:style-name="a346" draw:name="Symbol zastępczy tytułu pionowego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ytuj style wzorca tekstu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Drugi poziom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Symbol zastępczy daty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19.03.2018</text:date></text:span><text:span text:style-name="a349" text:class-names=""/></text:p>
        </draw:text-box>
        <svg:title/>
        <svg:desc/>
      </draw:frame>
      <draw:frame draw:id="id61" presentation:style-name="a354" draw:name="Symbol zastępczy stopki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ymbol zastępczy numeru slajdu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unkcje</dc:title>
    <meta:initial-creator>Damian Kurpiewski</meta:initial-creator>
    <dc:creator>Damian Kurpiewski</dc:creator>
    <meta:creation-date>2017-12-20T09:06:53Z</meta:creation-date>
    <dc:date>2018-11-10T18:37:39Z</dc:date>
    <meta:editing-cycles>23</meta:editing-cycles>
    <meta:editing-duration>PT11467S</meta:editing-duration>
    <meta:document-statistic meta:paragraph-count="74" meta:word-count="223"/>
  </office:meta>
</office:document-meta>
</file>